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1"/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  <table:table-cell table:style-name="ce2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ULIM</text:p>
          </table:table-cell>
          <table:table-cell table:formula="of:=[.M1]*2" office:value-type="float" office:value="14" calcext:value-type="float">
            <text:p>14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UND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AHEAD</text:p>
          </table:table-cell>
          <table:table-cell office:value-type="string" calcext:value-type="string">
            <text:p>ACURR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CURR</text:p>
          </table:table-cell>
          <table:table-cell table:style-name="ce2" table:formula="of:=&quot;UNDO(&quot; &amp; [.$I$3] &amp; &quot;)&quot;" office:value-type="string" office:string-value="UNDO(1)" calcext:value-type="string">
            <text:p>UNDO(1)</text:p>
          </table:table-cell>
          <table:table-cell table:style-name="ce2" table:formula="of:=&quot;REDO(&quot; &amp; [.$I$3] &amp; &quot;)&quot;" office:value-type="string" office:string-value="REDO(1)" calcext:value-type="string">
            <text:p>REDO(1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formula="of:=MOD([.F6];[.$M$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0; [.I6]-[.$I$3])" office:value-type="float" office:value="0" calcext:value-type="float">
            <text:p>0</text:p>
          </table:table-cell>
          <table:table-cell table:formula="of:=MIN([.H6]; [.I6]+[.$I$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MOD([.F7];[.$M$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MAX(0; [.I7]-[.$I$3])" office:value-type="float" office:value="0" calcext:value-type="float">
            <text:p>0</text:p>
          </table:table-cell>
          <table:table-cell table:formula="of:=MIN([.H7]; [.I7]+[.$I$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formula="of:=MOD([.F8];[.$M$1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MAX(0; [.I8]-[.$I$3])" office:value-type="float" office:value="1" calcext:value-type="float">
            <text:p>1</text:p>
          </table:table-cell>
          <table:table-cell table:formula="of:=MIN([.H8]; [.I8]+[.$I$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formula="of:=MOD([.F9];[.$M$1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MAX(0; [.I9]-[.$I$3])" office:value-type="float" office:value="2" calcext:value-type="float">
            <text:p>2</text:p>
          </table:table-cell>
          <table:table-cell table:formula="of:=MIN([.H9]; [.I9]+[.$I$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MOD([.F10];[.$M$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MAX(0; [.I10]-[.$I$3])" office:value-type="float" office:value="3" calcext:value-type="float">
            <text:p>3</text:p>
          </table:table-cell>
          <table:table-cell table:formula="of:=MIN([.H10]; [.I10]+[.$I$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formula="of:=MOD([.F11];[.$M$1]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MAX(0; [.I11]-[.$I$3])" office:value-type="float" office:value="4" calcext:value-type="float">
            <text:p>4</text:p>
          </table:table-cell>
          <table:table-cell table:formula="of:=MIN([.H11]; [.I11]+[.$I$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table:formula="of:=MOD([.F12];[.$M$1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formula="of:=MAX(0; [.I12]-[.$I$3])" office:value-type="float" office:value="5" calcext:value-type="float">
            <text:p>5</text:p>
          </table:table-cell>
          <table:table-cell table:formula="of:=MIN([.H12]; [.I12]+[.$I$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formula="of:=MOD([.F13];[.$M$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table:formula="of:=MOD([.F14];[.$M$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table:formula="of:=MOD([.F15];[.$M$1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MOD([.F16];[.$M$1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table:formula="of:=MOD([.F17];[.$M$1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table:formula="of:=MOD([.F18];[.$M$1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table:formula="of:=MOD([.F19];[.$M$1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CURR (head -1)</text:p>
          </table:table-cell>
          <table:table-cell table:style-name="ce2" table:formula="of:=&quot;UNDO(&quot; &amp; [.$I$3] &amp; &quot;)&quot;" office:value-type="string" office:string-value="UNDO(1)" calcext:value-type="string">
            <text:p>UNDO(1)</text:p>
          </table:table-cell>
          <table:table-cell table:style-name="ce2" table:formula="of:=&quot;REDO(&quot; &amp; [.$I$3] &amp; &quot;)&quot;" office:value-type="string" office:string-value="REDO(1)" calcext:value-type="string">
            <text:p>REDO(1)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formula="of:=MOD([.F21];[.$M$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AX(0; [.I21]-[.$I$3])" office:value-type="float" office:value="0" calcext:value-type="float">
            <text:p>0</text:p>
          </table:table-cell>
          <table:table-cell table:formula="of:=MIN([.H21]; [.I21]+[.$I$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MOD([.F22];[.$M$1])" office:value-type="float" office:value="1" calcext:value-type="float">
            <text:p>1</text:p>
          </table:table-cell>
          <table:table-cell table:formula="of:=[.H22]+[.$A$13]" office:value-type="float" office:value="0" calcext:value-type="float">
            <text:p>0</text:p>
          </table:table-cell>
          <table:table-cell table:formula="of:=MAX(0; [.I22]-[.$I$3])" office:value-type="float" office:value="0" calcext:value-type="float">
            <text:p>0</text:p>
          </table:table-cell>
          <table:table-cell table:formula="of:=MIN([.H22]; [.I22]+[.$I$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formula="of:=MOD([.F23];[.$M$1])" office:value-type="float" office:value="2" calcext:value-type="float">
            <text:p>2</text:p>
          </table:table-cell>
          <table:table-cell table:formula="of:=[.H23]+[.$A$13]" office:value-type="float" office:value="1" calcext:value-type="float">
            <text:p>1</text:p>
          </table:table-cell>
          <table:table-cell table:formula="of:=MAX(0; [.I23]-[.$I$3])" office:value-type="float" office:value="0" calcext:value-type="float">
            <text:p>0</text:p>
          </table:table-cell>
          <table:table-cell table:formula="of:=MIN([.H23]; [.I23]+[.$I$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formula="of:=MOD([.F24];[.$M$1])" office:value-type="float" office:value="3" calcext:value-type="float">
            <text:p>3</text:p>
          </table:table-cell>
          <table:table-cell table:formula="of:=[.H24]+[.$A$13]" office:value-type="float" office:value="2" calcext:value-type="float">
            <text:p>2</text:p>
          </table:table-cell>
          <table:table-cell table:formula="of:=MAX(0; [.I24]-[.$I$3])" office:value-type="float" office:value="1" calcext:value-type="float">
            <text:p>1</text:p>
          </table:table-cell>
          <table:table-cell table:formula="of:=MIN([.H24]; [.I24]+[.$I$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MOD([.F25];[.$M$1])" office:value-type="float" office:value="4" calcext:value-type="float">
            <text:p>4</text:p>
          </table:table-cell>
          <table:table-cell table:formula="of:=[.H25]+[.$A$13]" office:value-type="float" office:value="3" calcext:value-type="float">
            <text:p>3</text:p>
          </table:table-cell>
          <table:table-cell table:formula="of:=MAX(0; [.I25]-[.$I$3])" office:value-type="float" office:value="2" calcext:value-type="float">
            <text:p>2</text:p>
          </table:table-cell>
          <table:table-cell table:formula="of:=MIN([.H25]; [.I25]+[.$I$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formula="of:=MOD([.F26];[.$M$1])" office:value-type="float" office:value="5" calcext:value-type="float">
            <text:p>5</text:p>
          </table:table-cell>
          <table:table-cell table:formula="of:=[.H26]+[.$A$13]" office:value-type="float" office:value="4" calcext:value-type="float">
            <text:p>4</text:p>
          </table:table-cell>
          <table:table-cell table:formula="of:=MAX(0; [.I26]-[.$I$3])" office:value-type="float" office:value="3" calcext:value-type="float">
            <text:p>3</text:p>
          </table:table-cell>
          <table:table-cell table:formula="of:=MIN([.H26]; [.I26]+[.$I$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table:formula="of:=MOD([.F27];[.$M$1])" office:value-type="float" office:value="6" calcext:value-type="float">
            <text:p>6</text:p>
          </table:table-cell>
          <table:table-cell table:formula="of:=[.H27]+[.$A$13]" office:value-type="float" office:value="5" calcext:value-type="float">
            <text:p>5</text:p>
          </table:table-cell>
          <table:table-cell table:formula="of:=MAX(0; [.I27]-[.$I$3])" office:value-type="float" office:value="4" calcext:value-type="float">
            <text:p>4</text:p>
          </table:table-cell>
          <table:table-cell table:formula="of:=MIN([.H27]; [.I27]+[.$I$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table:formula="of:=MOD([.F28];[.$M$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table:formula="of:=MOD([.F29];[.$M$1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table:formula="of:=MOD([.F30];[.$M$1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MOD([.F31];[.$M$1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table:formula="of:=MOD([.F32];[.$M$1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table:formula="of:=MOD([.F33];[.$M$1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table:formula="of:=MOD([.F34];[.$M$1]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CURR (head -1)</text:p>
          </table:table-cell>
          <table:table-cell table:style-name="ce2" table:formula="of:=&quot;UNDO(&quot; &amp; [.$I$3] &amp; &quot;)&quot;" office:value-type="string" office:string-value="UNDO(1)" calcext:value-type="string">
            <text:p>UNDO(1)</text:p>
          </table:table-cell>
          <table:table-cell table:style-name="ce2" table:formula="of:=&quot;REDO(&quot; &amp; [.$I$3] &amp; &quot;)&quot;" office:value-type="string" office:string-value="REDO(1)" calcext:value-type="string">
            <text:p>REDO(1)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MAX(0; [.I37]-[.$I$3])" office:value-type="float" office:value="0" calcext:value-type="float">
            <text:p>0</text:p>
          </table:table-cell>
          <table:table-cell table:formula="of:=MIN([.H37]; [.I37]+[.$I$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8]+[.$A$21]" office:value-type="float" office:value="-1" calcext:value-type="float">
            <text:p>-1</text:p>
          </table:table-cell>
          <table:table-cell table:formula="of:=MAX(0; [.I38]-[.$I$3])" office:value-type="float" office:value="0" calcext:value-type="float">
            <text:p>0</text:p>
          </table:table-cell>
          <table:table-cell table:formula="of:=MIN([.H38]; [.I38]+[.$I$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39]+[.$A$21]" office:value-type="float" office:value="0" calcext:value-type="float">
            <text:p>0</text:p>
          </table:table-cell>
          <table:table-cell table:formula="of:=MAX(0; [.I39]-[.$I$3])" office:value-type="float" office:value="0" calcext:value-type="float">
            <text:p>0</text:p>
          </table:table-cell>
          <table:table-cell table:formula="of:=MIN([.H39]; [.I39]+[.$I$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40]+[.$A$21]" office:value-type="float" office:value="1" calcext:value-type="float">
            <text:p>1</text:p>
          </table:table-cell>
          <table:table-cell table:formula="of:=MAX(0; [.I40]-[.$I$3])" office:value-type="float" office:value="0" calcext:value-type="float">
            <text:p>0</text:p>
          </table:table-cell>
          <table:table-cell table:formula="of:=MIN([.H40]; [.I40]+[.$I$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41]+[.$A$21]" office:value-type="float" office:value="2" calcext:value-type="float">
            <text:p>2</text:p>
          </table:table-cell>
          <table:table-cell table:formula="of:=MAX(0; [.I41]-[.$I$3])" office:value-type="float" office:value="1" calcext:value-type="float">
            <text:p>1</text:p>
          </table:table-cell>
          <table:table-cell table:formula="of:=MIN([.H41]; [.I41]+[.$I$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42]+[.$A$21]" office:value-type="float" office:value="3" calcext:value-type="float">
            <text:p>3</text:p>
          </table:table-cell>
          <table:table-cell table:formula="of:=MAX(0; [.I42]-[.$I$3])" office:value-type="float" office:value="2" calcext:value-type="float">
            <text:p>2</text:p>
          </table:table-cell>
          <table:table-cell table:formula="of:=MIN([.H42]; [.I42]+[.$I$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43]+[.$A$21]" office:value-type="float" office:value="4" calcext:value-type="float">
            <text:p>4</text:p>
          </table:table-cell>
          <table:table-cell table:formula="of:=MAX(0; [.I43]-[.$I$3])" office:value-type="float" office:value="3" calcext:value-type="float">
            <text:p>3</text:p>
          </table:table-cell>
          <table:table-cell table:formula="of:=MIN([.H43]; [.I43]+[.$I$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0:02:49.966000000</meta:creation-date>
    <dc:date>2024-10-16T10:43:23.814000000</dc:date>
    <meta:editing-duration>PT27M7S</meta:editing-duration>
    <meta:editing-cycles>2</meta:editing-cycles>
    <meta:generator>LibreOffice/24.2.3.2$Windows_X86_64 LibreOffice_project/433d9c2ded56988e8a90e6b2e771ee4e6a5ab2ba</meta:generator>
    <meta:document-statistic meta:table-count="1" meta:cell-count="163" meta:object-count="0"/>
  </office:meta>
</office:document-meta>
</file>